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25-08-06 20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25-05-29 20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25-01-17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24-10-02 15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24-04-15 19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24-01-24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23-10-04 15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23-08-03 16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23-04-21 17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23-01-05 14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22-10-14 11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22-08-17 22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22-06-06 16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22-02-01 21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21-10-11 14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21-07-07 17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21-03-09 14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21-01-14 19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20-07-16 20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20-04-13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20-03-23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20-02-17 22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20-01-28 21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19-12-30 21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19-11-13 22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19-10-25 21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19-09-06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19-08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19-07-22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19-06-14 21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19-05-21 21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19-04-30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19-03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19-01-0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18-12-20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18-11-1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18-10-08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18-09-10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18-08-14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18-07-12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18-06-06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18-03-31 21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18-02-19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18-01-30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17-12-29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17-11-0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17-10-16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17-09-12 2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17-08-01 13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17-07-12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17-06-20 21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17-05-1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17-04-19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17-03-20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17-02-17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17-01-1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16-12-22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16-11-17 21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16-10-12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16-09-23 1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16-08-15 17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16-08-08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16-07-19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16-06-20 21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16-05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16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16-03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16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16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15-1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15-11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15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15-09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15-08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15-07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15-06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15-05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15-03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15-02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15-0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14-1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14-06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14-06-06 16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14-05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14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14-03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14-0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14-01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13-12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13-10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13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13-08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13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13-06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13-05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13-04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13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13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13-0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12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12-11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12-10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12-09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12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12-07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12-06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12-05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12-04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12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12-02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12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12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12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11-1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11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11-1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11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11-10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11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11-09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11-09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11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11-08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11-07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11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11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11-06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11-06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11-05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11-05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11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11-04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11-03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11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11-03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11-02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11-01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10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10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10-1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10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10-1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10-1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10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10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10-10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10-09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10-09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10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10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10-08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10-07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10-07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10-07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10-07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10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10-06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10-06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10-06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10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10-05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10-05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10-05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10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10-04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10-04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10-04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10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10-03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10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10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10-02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10-02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10-0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10-01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10-01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10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09-1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09-1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09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09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09-10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09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09-09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09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09-08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09-08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09-07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09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09-07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09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09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09-06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09-06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09-06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09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09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09-05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09-05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09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09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09-04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09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09-03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09-02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09-0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09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09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09-0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09-0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08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08-1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08-12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08-12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08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08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08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08-10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08-10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08-10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08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08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08-09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08-09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08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08-08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08-08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08-08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08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08-07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08-07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08-07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08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08-06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08-06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08-06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08-05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08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08-05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08-05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08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08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08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08-04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08-04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08-03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08-03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08-03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08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08-0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08-02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08-02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08-0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08-0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08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08-0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07-12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07-1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07-12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07-1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07-1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07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07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07-10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07-10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07-10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07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07-09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07-09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07-09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07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07-08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07-08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07-08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07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07-07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07-07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07-07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07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7488" calcext:value-type="float">
            <text:p>5.0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07-06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07-06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07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07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07-05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07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07-05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07-05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07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07-04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07-04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07-04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07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07-03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07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07-0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07-02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07-02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07-0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07-01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07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07-0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06-12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06-12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2624" calcext:value-type="float">
            <text:p>4.9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06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06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06-1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06-1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06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06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06-10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06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06-09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06-09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06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06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06-08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06-08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06-08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8344" calcext:value-type="float">
            <text:p>5.0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06-08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06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06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0056" calcext:value-type="float">
            <text:p>5.0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06-07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06-07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06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06-06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06-06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06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06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06-05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06-05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06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06-05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06-05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06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06-04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06-04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06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06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06-03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06-03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06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06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06-02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06-02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06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952" calcext:value-type="float">
            <text:p>4.9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06-0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06-01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06-01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06-0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05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05-1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05-12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05-12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05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05-1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05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05-11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05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05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05-10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05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05-10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05-09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05-09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05-09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05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05-08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05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05-08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05-08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05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05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05-07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05-07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05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05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05-06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05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05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05-05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05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05-05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05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05-04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05-04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05-04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05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05-03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05-03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05-03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05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05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05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05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05-01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05-01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05-0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04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04-12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04-12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04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04-1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04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04-11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04-1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04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04-10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04-10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04-10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04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04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04-09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04-09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04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04-08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04-08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04-08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04-08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04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04-07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04-07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04-07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04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04-06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04-06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04-06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04-06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04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04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04-05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04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04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04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04-03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04-03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472" calcext:value-type="float">
            <text:p>5.3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04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04-02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04-0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04-0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04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04-01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1224" calcext:value-type="float">
            <text:p>5.2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04-01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1704" calcext:value-type="float">
            <text:p>5.2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03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0368" calcext:value-type="float">
            <text:p>5.2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03-1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03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03-12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4648" calcext:value-type="float">
            <text:p>5.1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03-1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03-11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496" calcext:value-type="float">
            <text:p>5.1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03-1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03-1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2936" calcext:value-type="float">
            <text:p>5.2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03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03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03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03-10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03-09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6632" calcext:value-type="float">
            <text:p>5.0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03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824" calcext:value-type="float">
            <text:p>5.0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03-09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8552" calcext:value-type="float">
            <text:p>5.17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03-09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03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03-08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03-08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7008" calcext:value-type="float">
            <text:p>5.0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03-08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03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03-07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03-07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03-07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03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03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03-06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03-06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03-06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03-05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03-0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02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02-1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02-12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02-12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02-1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02-11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02-11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02-1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02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02-10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02-10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02-10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02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02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02-09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02-09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02-09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02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02-08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02-08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02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02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02-07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02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02-07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02-07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02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02-06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02-06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02-06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02-05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02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02-05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02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02-04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02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02-04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02-04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02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02-03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02-03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02-03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02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02-02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02-02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02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02-0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02-0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02-0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02-0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01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01-12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01-1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01-1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01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01-11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01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01-10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01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01-10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01-10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01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01-09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01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01-09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01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01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01-08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01-08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01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01-07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01-07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01-07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01-07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01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01-06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01-06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01-06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01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01-05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01-05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01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01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01-04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01-0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01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01-0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01-01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01-01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01-0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00-1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00-12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00-12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00-12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00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00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00-1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00-1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00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00-10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00-10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00-10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00-10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00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00-09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00-09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00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00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00-08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00-08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00-08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00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00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00-07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00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00-07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00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00-06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00-06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00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00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00-05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00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00-04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00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00-04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00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00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00-03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00-03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00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00-0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00-02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6152" calcext:value-type="float">
            <text:p>5.0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00-02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2624" calcext:value-type="float">
            <text:p>4.9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00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00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00-01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00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2000-0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9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9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9-12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9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9-1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9-11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9-11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9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9-10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9-10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9-10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9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9-09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9-09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9-09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9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9-08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9-08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9-08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9-08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9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9-07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9-07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9-07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9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9-06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9-06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9-06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9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9-05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9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9-05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9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9-04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9-04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9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9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9-03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9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9-03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9-03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9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9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9-02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9-0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9-01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9-01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9-0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8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8-1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8-12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8-12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8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8-1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8-11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8-11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8-1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8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8-10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8-10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8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8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8-09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8-09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8-09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8-09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8-08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8-08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8-08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8-08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8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8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8-07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8-07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8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8-06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8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8-06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8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8-05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8-05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8-05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8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8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8-04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8-04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8-04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8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8-03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8-03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8-02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2248" calcext:value-type="float">
            <text:p>5.0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8-02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8-0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8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8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8-01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8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7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7-1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7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7-12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7-1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7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7-11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7-1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7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7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7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7-10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7-10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7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7-09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7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7-09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7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7-08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7-08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7-08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7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7-07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7-07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7-07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7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7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7-06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7-06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7-06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7-05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7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7-05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7-05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7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7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7-04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7-04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7-04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7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7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7-03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7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7-03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7-03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7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7-02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7-0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7-0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7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1768" calcext:value-type="float">
            <text:p>5.0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7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7-0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7-0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6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6-1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6-12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6-12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6-1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6-11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6-11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6-1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6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6-10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6-10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6-10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6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6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6-09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6-09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6-09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6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6-08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6-08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6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6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6-07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6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6-07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6-07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6-06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6-06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6-06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6-05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6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6-05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6-05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6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6-04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6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6-04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6-04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6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6-03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6-03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6-03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6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6-0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6-02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6-0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6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6-0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6-01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6-01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6-0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5-1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5-12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5-12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5-12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5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5-1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5-1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5-1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5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5-10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5-10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5-10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5-10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5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5-09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5-09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5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5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5-08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5-08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5-08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5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5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5-07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5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5-07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5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5-06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5-06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5-06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5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5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5-05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5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5-05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5-05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5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5-04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5-04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5-04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5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5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5-03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5-03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5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5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5-02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5-02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5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5-0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5-01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5-01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5-0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4-12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4-12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4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4-1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4-1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4-1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4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4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4-10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4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4-10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4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4-09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4-09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4-09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4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4-08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4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4-08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4-08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4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4-07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4-07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4-07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4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4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4-06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4-06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4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4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4-05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4-05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4-05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4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4-04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4-04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4-04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4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4-03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4-03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4-03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4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4-0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4-02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4-02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4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4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4-01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4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4-0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3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3-12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3-12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3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3-1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3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3-11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3-11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3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3-10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3-10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3-10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3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3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3-09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3-09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3-08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3-08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3-08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3-08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3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3-07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3-07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3-07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3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3-06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3-06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3-06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3-06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3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3-05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3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3-05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3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3-04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3-04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3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3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3-03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3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3-03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3-03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3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3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3-02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3-0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3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3-01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3-01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3-0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2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2-1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2-12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2-12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2-1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2-1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2-11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2-11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2-1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2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2-10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2-10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2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2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2-09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2-09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2-09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2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2-08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2-08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2-08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2-08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2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2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2-07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2-07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2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2-06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2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2-06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2-06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2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2-05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2-05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2-05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2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2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2-04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2-04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2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2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2-03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2-03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2-03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2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2-02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2-0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2-0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2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2-0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2-0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2-0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1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1-1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1-12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1-12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1-12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1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1-11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1-11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1-1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1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1-10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1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1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1-09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1-09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1-09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1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1-08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1-08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1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1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1-07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1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1-07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1-07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1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1-06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1-06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1-06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1-05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1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1-05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1-05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1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1-04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1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1-04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1-04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1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1-03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1-03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1-03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1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1-02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1-02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1-02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1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1-0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1-0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0-12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0-1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0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0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0-11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0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0-1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0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0-10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0-10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0-10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0-10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0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0-09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0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0-09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0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0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0-08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0-08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0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0-07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0-07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0-07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0-07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0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0-06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0-06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0-06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0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0-05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0-05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0-05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0-05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0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0-04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0-04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0-04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0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0-03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1976" calcext:value-type="float">
            <text:p>5.1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0-03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0-03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0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0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0-02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0-0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0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2936" calcext:value-type="float">
            <text:p>5.2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0-0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8552" calcext:value-type="float">
            <text:p>5.17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0-01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0-01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90-0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496" calcext:value-type="float">
            <text:p>5.1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9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9-12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0056" calcext:value-type="float">
            <text:p>5.0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9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9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9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9-1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9-1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9-11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9-10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9-10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9-10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9-10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9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9-09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9-09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9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9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9-08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9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9-08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9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9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9-07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9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9-07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9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9-06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9-06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9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9-05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9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9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9-05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9-05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9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9-04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9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952" calcext:value-type="float">
            <text:p>4.9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9-04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9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9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9-03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9-03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792" calcext:value-type="float">
            <text:p>5.1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9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9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9-02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9-02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9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9-0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9-01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9-01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2624" calcext:value-type="float">
            <text:p>4.9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9-0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8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8-1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8-12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8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8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8-1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8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8-1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8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8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8-10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8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8-10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8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8-09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1016" calcext:value-type="float">
            <text:p>5.0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8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8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8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8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8-08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8-08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792" calcext:value-type="float">
            <text:p>5.1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8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8-07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8-07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6256" calcext:value-type="float">
            <text:p>5.0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8-07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8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8-06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8-06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8-06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8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8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8-05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8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8-05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8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8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8-04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8-04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8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8-03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8-03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8-03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8-0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8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8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8-02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8-0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8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8-01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8-01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8-0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7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7-1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7-12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7-12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7-1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7-1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7-11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7-11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7-1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7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7-10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7-10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7-10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7-10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7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7-09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7-09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7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7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7-08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7-08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7-08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7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7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7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7-07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7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7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7-06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7-06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7-06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7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7-05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7-05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7-05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7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7-04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7-04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7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7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7-03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7-03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7-03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7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7-02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7-02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7-0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7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7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7-01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7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6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6-1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6-12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6-12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6-1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6-1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6-11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6-1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6-1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6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6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6-10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6-10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6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6-09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6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6-09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6-09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6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6-08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6-08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6-08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6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6-07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6-07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6-07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6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6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6-06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6-06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6-06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6-05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6-05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6-05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6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6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6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6-04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6-04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6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6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6-03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6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6-03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6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6-02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6-0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6-02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6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6-0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6-0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6-0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6-0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5-1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5-12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5-12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5-1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5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5-11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5-11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5-1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5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5-10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5-10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5-10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5-10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5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5-09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5-09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5-09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5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5-08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5-08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5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5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5-07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5-07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5-07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5-07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5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5-06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5-06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5-06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5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5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5-05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5-05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5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5-04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5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5-04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5-04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5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5-03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5-03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5-03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5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5-02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5-02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5-02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5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5-01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5-01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5-0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4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4-12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4-1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4-1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4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4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4-11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4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4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4-10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4-10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4-10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4-10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4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4-09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4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4-09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4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4-08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4-08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4-08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4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4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4-07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4-07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4-07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4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4-06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4-06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4-06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4-05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4-05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4-05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4-05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4-05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4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4-04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4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4-04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4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4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4-03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4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4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4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4-02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4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4-0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4-01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4-01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4-0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3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3-1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3-12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3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3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3-1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3-11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3-11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3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3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3-10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3-10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3-10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3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3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3-09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3-09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3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3-08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3-08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3-08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3-08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3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3-06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3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3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3-05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3-05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3-05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3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3-04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3-04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3-04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3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3-03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3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3-03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3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3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3-02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3-02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3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3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3-01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3-01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3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2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2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2-12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2-12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2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2-1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2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2-11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2-11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2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2-10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2-10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2-10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2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2-09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2-09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2-09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2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2-08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2-08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2-08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2-08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2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2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2-07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2-07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2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2-06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2-06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2-06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2-06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2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2-05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2-05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2-05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2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2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2-04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2-04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2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2-03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2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2-03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2-03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2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2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2-02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2-0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2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2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2-01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2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1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1-12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1-12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1-1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1-11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1-11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1-1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1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1-10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1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1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1-09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1-09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1-09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1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1-08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1-08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1-08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1-08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1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1-07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1-07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1-07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1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1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1-06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1-06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1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1-05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1-05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1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1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1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1-04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1-04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1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1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1-03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1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1-03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1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1-02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1-02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1-0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1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1-0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1-0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1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0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0-12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0-12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0-11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0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0-10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0-10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0-10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0-10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0-09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0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0-09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0-09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0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0-08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0-08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0-08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0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0-07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0-07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0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0-06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0-06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0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0-05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0-05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0-05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0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0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0-04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0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0-01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80-0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79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79-1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79-11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79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79-10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79-09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79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79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79-08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79-08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79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79-07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79-07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79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79-06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79-06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79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79-05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79-05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79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79-04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79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79-04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79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79-03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79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79-03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79-03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79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79-02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79-02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79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79-0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79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79-01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79-0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78-1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78-12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78-12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78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78-11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78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78-10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78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78-09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78-09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78-09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78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78-08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78-08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78-08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78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78-07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78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78-07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78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78-06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78-06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78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78-05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78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78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78-05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78-05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78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78-04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78-04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78-04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78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78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78-03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78-03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78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6256" calcext:value-type="float">
            <text:p>5.0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78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8344" calcext:value-type="float">
            <text:p>5.0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78-02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78-02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2624" calcext:value-type="float">
            <text:p>4.9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78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78-0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78-01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78-01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78-0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77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77-1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77-12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77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77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77-1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77-11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77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77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77-10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77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77-10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77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77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6632" calcext:value-type="float">
            <text:p>5.0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77-09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77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77-08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77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77-08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0056" calcext:value-type="float">
            <text:p>5.0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77-08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77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77-07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77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77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77-06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77-06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77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77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77-05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7008" calcext:value-type="float">
            <text:p>5.0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77-05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77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2624" calcext:value-type="float">
            <text:p>4.9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77-04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77-04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77-04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77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77-03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8112" calcext:value-type="float">
            <text:p>5.4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77-03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4688" calcext:value-type="float">
            <text:p>5.5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77-03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77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77-0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77-02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2496" calcext:value-type="float">
            <text:p>5.4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77-02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2496" calcext:value-type="float">
            <text:p>5.4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77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6776" calcext:value-type="float">
            <text:p>5.4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77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77-01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77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77-0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76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76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2936" calcext:value-type="float">
            <text:p>5.2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76-12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76-12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76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76-1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76-11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76-1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76-10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76-10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76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76-09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76-09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76-09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76-08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76-08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76-08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76-08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76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76-07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76-07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76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76-06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76-06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76-06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76-06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76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76-05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76-05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76-05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76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76-04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76-04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76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76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76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76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76-03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76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76-02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76-02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76-0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76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76-01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76-01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76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75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75-1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75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75-12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75-1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75-1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75-11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75-1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75-1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75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75-10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75-10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75-10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75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75-09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75-09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75-09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75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75-08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75-08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75-08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75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75-07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75-07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75-07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75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75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75-06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75-06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75-06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75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75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75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75-04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75-04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75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75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75-03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75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75-03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75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75-02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75-0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75-02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75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75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75-0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75-0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74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74-1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74-12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74-12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74-1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74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74-11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74-11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74-1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74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74-10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74-10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74-10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74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74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74-09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74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74-09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74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74-08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74-08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74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74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74-07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74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74-07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74-07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74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74-06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74-06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74-06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74-05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74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74-05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74-05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74-04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74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74-04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74-04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74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74-03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74-03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74-03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74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74-02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74-02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74-02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74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74-0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74-0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74-0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73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73-1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73-12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73-1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73-1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73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73-1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73-11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73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73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73-10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73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73-10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73-10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73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73-09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73-09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73-09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73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73-07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73-07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73-07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73-07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73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73-06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73-06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73-06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73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73-05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73-05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73-05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73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73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73-04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73-04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73-04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73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73-03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73-03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73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73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73-0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73-02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73-0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73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73-0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73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73-01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73-0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72-1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72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72-12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72-12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72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72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72-1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72-1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72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72-10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72-10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72-10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72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72-09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72-09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72-09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72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72-08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72-08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72-08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72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72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72-07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72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72-07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72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72-06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72-06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72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72-05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72-05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72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72-05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72-05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72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72-04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72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72-04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72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72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72-03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72-03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72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72-0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72-02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72-02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72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72-01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72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72-0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71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71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71-12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71-12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71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71-1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71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71-11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71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71-10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71-10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71-10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71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71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71-09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71-09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71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71-08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71-08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71-08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71-08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71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71-07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71-07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71-07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71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71-06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71-06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71-06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71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71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71-05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71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71-05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71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71-04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71-04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71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71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71-03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71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71-03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71-03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71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71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71-02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71-0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71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71-01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71-01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71-0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70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70-1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70-12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70-12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70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70-1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70-11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70-11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70-1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70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70-10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70-10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70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70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70-09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70-09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70-09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70-08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70-08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70-08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70-08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70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70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70-07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70-07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70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70-06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70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70-06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70-06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70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70-05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70-05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70-05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70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70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70-04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70-04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70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70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70-03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70-03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70-03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70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70-02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70-02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70-0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1768" calcext:value-type="float">
            <text:p>5.0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70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70-01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70-01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70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69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69-1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69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69-12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69-1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69-1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69-11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69-1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69-1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69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69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69-10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69-10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69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69-09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59089490001</text:p>
          </table:table-cell>
          <table:table-cell office:value-type="string" calcext:value-type="string">
            <text:p>AD-17/06E/08-0076</text:p>
          </table:table-cell>
          <table:table-cell office:value-type="string" calcext:value-type="string">
            <text:p>1969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47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2612" meta:object-count="0"/>
    <meta:user-defined meta:name="AppVersion">3.0</meta:user-defined>
  </office:meta>
</office:document-meta>
</file>